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6pt" fo:language="en" fo:country="US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uniz</text:p>
              </text:list-item>
              <text:list-item>
                <text:p>Haka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 linguagem PICAT</text:p>
              </text:list-item>
              <text:list-item>
                <text:p>O exten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em PICAT</text:p>
              </text:list-item>
              <text:list-item>
                <text:p>“Depth First Search” (DFS)</text:p>
              </text:list-item>
              <text:list-item>
                <text:p>Implementações (3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3T19"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3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T8M57S</meta:editing-duration>
    <meta:editing-cycles>5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6-15T20:28:25.010149109</dc:date>
    <meta:document-statistic meta:object-count="107"/>
  </office:meta>
</office:document-meta>
</file>